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91363B83F95C8E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d4814" draw:textarea-vertical-align="middle" fo:min-height="2.925cm"/>
    </style:style>
    <style:style style:name="gr2" style:family="graphic" style:parent-style-name="standard">
      <style:graphic-properties draw:textarea-horizontal-align="justify" draw:textarea-vertical-align="middle" draw:auto-grow-height="false" fo:min-height="1.417cm" fo:min-width="4.2cm"/>
    </style:style>
    <style:style style:name="gr3" style:family="graphic" style:parent-style-name="standard">
      <style:graphic-properties draw:textarea-horizontal-align="justify" draw:textarea-vertical-align="middle" draw:auto-grow-height="false" fo:min-height="1.509cm" fo:min-width="3.574cm"/>
    </style:style>
    <style:style style:name="gr4" style:family="graphic" style:parent-style-name="standard">
      <style:graphic-properties draw:stroke="none" svg:stroke-color="#000000" draw:fill="solid" draw:fill-color="#990099" draw:textarea-vertical-align="top" fo:min-height="8.64cm"/>
    </style:style>
    <style:style style:name="gr5" style:family="graphic" style:parent-style-name="standard">
      <style:graphic-properties draw:stroke="solid" svg:stroke-color="#000000" draw:fill="bitmap" draw:fill-color="#ffffff" draw:fill-image-name="Empty" draw:textarea-vertical-align="middle" fo:min-height="2.396cm"/>
    </style:style>
    <style:style style:name="gr6" style:family="graphic" style:parent-style-name="standard">
      <style:graphic-properties draw:stroke="none" svg:stroke-color="#000000" draw:fill="none" draw:fill-color="#ffffff" fo:min-height="1.97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0000" draw:textarea-vertical-align="middle" draw:auto-grow-height="false" fo:min-height="0.766cm" fo:min-width="1.914cm"/>
    </style:style>
    <style:style style:name="gr9" style:family="graphic" style:parent-style-name="standard">
      <style:graphic-properties svg:stroke-color="#000000" draw:fill-color="#ff0000" draw:textarea-vertical-align="middle" draw:auto-grow-height="false" fo:min-height="0.968cm" fo:min-width="1.458cm"/>
    </style:style>
    <style:style style:name="gr10" style:family="graphic" style:parent-style-name="standard">
      <style:graphic-properties draw:fill-color="#990099" draw:textarea-horizontal-align="justify" draw:textarea-vertical-align="middle" draw:auto-grow-height="false" fo:min-height="2.175cm" fo:min-width="3.901cm"/>
    </style:style>
    <style:style style:name="gr11" style:family="graphic" style:parent-style-name="standard">
      <style:graphic-properties draw:stroke="solid" svg:stroke-color="#000000" draw:fill="solid" draw:fill-color="#dd4814" fo:min-height="2.29cm"/>
    </style:style>
    <style:style style:name="gr12" style:family="graphic" style:parent-style-name="standard">
      <style:graphic-properties draw:fill-color="#990099" draw:textarea-horizontal-align="justify" draw:textarea-vertical-align="middle" draw:auto-grow-height="false" fo:min-height="2.157cm" fo:min-width="5.717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272cm" fo:min-width="6.086cm"/>
    </style:style>
    <style:style style:name="P1" style:family="paragraph">
      <style:paragraph-properties fo:text-align="center"/>
      <style:text-properties fo:color="#eeeeee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dd4814"/>
      <style:paragraph-properties fo:text-align="center"/>
      <style:text-properties fo:color="#eeeee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solid" draw:fill-color="#990099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bitmap" draw:fill-color="#ffffff" draw:fill-image-name="Empty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  <style:text-properties fo:color="#ffff00" fo:font-weight="bold" style:font-weight-asian="bold" style:font-weight-complex="bold"/>
    </style:style>
    <style:style style:name="P11" style:family="paragraph">
      <loext:graphic-properties draw:fill-color="#990099"/>
      <style:paragraph-properties fo:text-align="center"/>
      <style:text-properties fo:color="#ffff00" fo:font-weight="bold" style:font-weight-asian="bold" style:font-weight-complex="bold"/>
    </style:style>
    <style:style style:name="P12" style:family="paragraph"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990099"/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eeeee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ffff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112cm" svg:height="3.175cm" svg:x="19.026cm" svg:y="1.624cm">
          <draw:text-box>
            <text:p text:style-name="P1"><text:span text:style-name="T1">Servicio Externo</text:span></text:p>
          </draw:text-box>
        </draw:frame>
        <draw:custom-shape draw:style-name="gr2" draw:text-style-name="P3" draw:layer="layout" svg:width="4.699cm" svg:height="2.667cm" svg:x="2.651cm" svg:y="12.684cm">
          <text:p text:style-name="P3">Catálog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5.588cm" svg:height="2.413cm" svg:x="1.889cm" svg:y="15.732cm">
          <text:p text:style-name="P3">Modelo de</text:p>
          <text:p text:style-name="P3"><text:s/>Propagación</text:p>
          <draw:enhanced-geometry svg:viewBox="0 0 21600 21600" draw:glue-points="?f6 0 10800 ?f8 ?f11 10800 ?f9 21600 10800 ?f10 ?f5 10800" draw:text-areas="?f3 ?f3 ?f4 ?f4" draw:type="parallelogram" draw:modifiers="2825.728643216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frame draw:style-name="gr4" draw:text-style-name="P5" draw:layer="layout" svg:width="8.89cm" svg:height="8.89cm" svg:x="8.874cm" svg:y="10.509cm">
            <draw:text-box>
              <text:p text:style-name="P4"><text:span text:style-name="T2"/></text:p>
              <text:p text:style-name="P4"><text:span text:style-name="T3">Análisis del</text:span></text:p>
              <text:p text:style-name="P4"><text:span text:style-name="T3"><text:s/></text:span><text:span text:style-name="T3">Encuentro</text:span></text:p>
            </draw:text-box>
          </draw:frame>
          <draw:frame draw:style-name="gr5" draw:text-style-name="P6" xml:id="id1" draw:id="id1" draw:layer="layout" svg:width="7.366cm" svg:height="2.646cm" svg:x="9.836cm" svg:y="13.749cm">
            <draw:text-box>
              <text:p text:style-name="P3">Algoritmos para la estimación de los parámetros de riesgo</text:p>
            </draw:text-box>
          </draw:frame>
          <draw:frame draw:style-name="gr6" draw:text-style-name="P7" xml:id="id2" draw:id="id2" draw:layer="layout" svg:width="6.223cm" svg:height="2.384cm" svg:x="10.652cm" svg:y="16.648cm">
            <draw:text-box>
              <text:list text:style-name="L1">
                <text:list-item>
                  <text:p>Mínima distancia</text:p>
                </text:list-item>
                <text:list-item>
                  <text:p>TCA</text:p>
                </text:list-item>
                <text:list-item>
                  <text:p>PoC</text:p>
                </text:list-item>
              </text:list>
            </draw:text-box>
          </draw:frame>
          <draw:connector draw:style-name="gr7" draw:text-style-name="P8" draw:layer="layout" svg:x1="9.836cm" svg:y1="15.072cm" svg:x2="10.652cm" svg:y2="17.84cm" draw:start-shape="id1" draw:start-glue-point="3" draw:end-shape="id2" draw:end-glue-point="3" svg:d="M9836 15072h-501v2768h1317" svg:viewBox="0 0 1318 2769">
            <text:p/>
          </draw:connector>
        </draw:g>
        <draw:line draw:style-name="gr7" draw:text-style-name="P8" draw:layer="layout" svg:x1="7.35cm" svg:y1="13.573cm" svg:x2="9.001cm" svg:y2="13.573cm">
          <text:p/>
        </draw:line>
        <draw:line draw:style-name="gr7" draw:text-style-name="P8" draw:layer="layout" svg:x1="7.096cm" svg:y1="17.002cm" svg:x2="9.001cm" svg:y2="17.002cm">
          <text:p/>
        </draw:line>
        <draw:custom-shape draw:style-name="gr8" draw:text-style-name="P9" draw:layer="layout" svg:width="2.414cm" svg:height="1.016cm" svg:x="16.258cm" svg:y="3.048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1.958cm" svg:height="1.218cm" draw:transform="rotate (-1.58598069128725) translate (23.39cm 5.244cm)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7" draw:text-style-name="P8" draw:layer="layout" svg:x1="12.911cm" svg:y1="4.772cm" svg:x2="12.911cm" svg:y2="6.169cm">
          <text:p/>
        </draw:line>
        <draw:custom-shape draw:style-name="gr10" draw:text-style-name="P11" xml:id="id4" draw:id="id4" draw:layer="layout" svg:width="6.223cm" svg:height="3.429cm" svg:x="1.762cm" svg:y="5.853cm">
          <text:p text:style-name="P10"><text:span text:style-name="T4">Herramienta al</text:span></text:p>
          <text:p text:style-name="P10"><text:span text:style-name="T4">Oper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5.969cm" svg:height="2.54cm" svg:x="9.89cm" svg:y="2.205cm">
          <draw:text-box>
            <text:p text:style-name="P1"><text:span text:style-name="T1">Mensaje de</text:span></text:p>
            <text:p text:style-name="P1"><text:span text:style-name="T1">Alerta</text:span></text:p>
          </draw:text-box>
        </draw:frame>
        <draw:frame draw:style-name="gr11" draw:text-style-name="P2" draw:layer="layout" svg:width="5.969cm" svg:height="2.54cm" svg:x="19.834cm" svg:y="7.558cm">
          <draw:text-box>
            <text:p text:style-name="P1"><text:span text:style-name="T1">Análisis del Encuentro</text:span></text:p>
          </draw:text-box>
        </draw:frame>
        <draw:custom-shape draw:style-name="gr12" draw:text-style-name="P13" xml:id="id3" draw:id="id3" draw:layer="layout" svg:width="6.477cm" svg:height="2.667cm" svg:x="9.763cm" svg:y="6.207cm">
          <text:p text:style-name="P12"><text:span text:style-name="T5">ARx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8" draw:layer="layout" draw:type="line" svg:x1="9.763cm" svg:y1="7.54cm" svg:x2="7.985cm" svg:y2="7.568cm" draw:start-shape="id3" draw:start-glue-point="3" draw:end-shape="id4" draw:end-glue-point="10" svg:d="M9763 7540l-1778 28" svg:viewBox="0 0 1779 29">
          <text:p/>
        </draw:connector>
        <draw:line draw:style-name="gr7" draw:text-style-name="P8" draw:layer="layout" svg:x1="12.938cm" svg:y1="9.001cm" svg:x2="12.938cm" svg:y2="10.398cm">
          <text:p/>
        </draw:line>
        <draw:custom-shape draw:style-name="gr10" draw:text-style-name="P11" draw:layer="layout" svg:width="6.223cm" svg:height="3.429cm" svg:x="19.669cm" svg:y="16.24cm">
          <text:p text:style-name="P10"><text:span text:style-name="T4">RESULTADOS</text:span></text:p>
          <text:p text:style-name="P10"><text:span text:style-name="T4">ARx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7.764cm" svg:y1="18.018cm" svg:x2="19.669cm" svg:y2="18.018cm">
          <text:p/>
        </draw:line>
        <draw:custom-shape draw:style-name="gr14" draw:text-style-name="P3" draw:layer="layout" svg:width="6.858cm" svg:height="2.794cm" svg:x="19.415cm" svg:y="12.003cm">
          <text:p text:style-name="P3">COMPARACIÒN </text:p>
          <text:p text:style-name="P3">Y VALID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22.971cm" svg:y1="10.144cm" svg:x2="22.971cm" svg:y2="11.922cm">
          <text:p/>
        </draw:line>
        <draw:line draw:style-name="gr7" draw:text-style-name="P8" draw:layer="layout" svg:x1="22.844cm" svg:y1="16.24cm" svg:x2="22.844cm" svg:y2="15.0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91363B83F95C8E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3:18:34.285639759</meta:creation-date>
    <dc:date>2018-08-22T14:06:08.563000174</dc:date>
    <meta:editing-duration>PT16M19S</meta:editing-duration>
    <meta:editing-cycles>4</meta:editing-cycles>
    <meta:generator>LibreOffice/5.1.6.2$Linux_X86_64 LibreOffice_project/10m0$Build-2</meta:generator>
    <meta:document-statistic meta:object-count="24"/>
  </office:meta>
</office:document-meta>
</file>